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12.5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BADFAMIMP1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5" office:value-type="string" calcext:value-type="string">
            <text:p>::auto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r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NOORD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o order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RRORDER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Nchecken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one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5" office:value-type="string" calcext:value-type="string">
            <text:p>::auto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TEXT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Tex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DATE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Dat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4:49:17.170830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4:50:25.569002999</dc:date>
    <dc:creator>eric </dc:creator>
    <meta:generator>LibreOffice/5.1.4.2$Linux_X86_64 LibreOffice_project/10m0$Build-2</meta:generator>
    <meta:editing-duration>PT17H19M25S</meta:editing-duration>
    <meta:editing-cycles>38</meta:editing-cycles>
    <meta:document-statistic meta:table-count="1" meta:cell-count="101" meta:object-count="0"/>
  </office:meta>
</office:document-meta>
</file>